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0943f" officeooo:paragraph-rsid="0010943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9c42" officeooo:paragraph-rsid="00119c42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19c42" officeooo:paragraph-rsid="00119c4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19c42" officeooo:paragraph-rsid="00119c42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119c42" officeooo:paragraph-rsid="00119c42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48faf" officeooo:paragraph-rsid="00148faf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19c42" officeooo:paragraph-rsid="00119c42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ca51" officeooo:paragraph-rsid="0011ca5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2a3cf" officeooo:paragraph-rsid="0012a3c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2a3cf" officeooo:paragraph-rsid="0012a3c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48faf" officeooo:paragraph-rsid="00148fa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48faf" officeooo:paragraph-rsid="00148fa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bold" officeooo:rsid="0011ca51" officeooo:paragraph-rsid="0011ca51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11ca51" officeooo:paragraph-rsid="0011ca51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12a3cf" officeooo:paragraph-rsid="0012a3cf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fo:font-weight="normal" officeooo:rsid="0012a3cf" officeooo:paragraph-rsid="0012a3cf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2a3cf" officeooo:paragraph-rsid="0012a3cf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fo:font-size="12pt" fo:font-style="italic" fo:font-weight="normal" officeooo:rsid="0012a3cf" officeooo:paragraph-rsid="0012a3cf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48faf" officeooo:paragraph-rsid="00148faf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fo:font-weight="normal" officeooo:rsid="00148faf" officeooo:paragraph-rsid="00148faf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148faf" officeooo:paragraph-rsid="00148faf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119c42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148faf"/>
    </style:style>
    <style:style style:name="P24" style:family="paragraph" style:parent-style-name="Standard" style:list-style-name="L3">
      <style:paragraph-properties fo:text-align="start" style:justify-single-word="false"/>
      <style:text-properties fo:font-weight="normal" officeooo:rsid="00119c42" officeooo:paragraph-rsid="00119c4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19c42" officeooo:paragraph-rsid="00119c42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officeooo:paragraph-rsid="0010943f"/>
    </style:style>
    <style:style style:name="P27" style:family="paragraph" style:parent-style-name="Text_20_body" style:list-style-name="L4">
      <style:paragraph-properties fo:margin-top="0in" fo:margin-bottom="0in" loext:contextual-spacing="false" fo:line-height="100%"/>
    </style:style>
    <style:style style:name="P28" style:family="paragraph" style:parent-style-name="Text_20_body" style:list-style-name="L4">
      <style:paragraph-properties fo:margin-top="0in" fo:margin-bottom="0in" loext:contextual-spacing="false" fo:line-height="100%"/>
      <style:text-properties officeooo:rsid="0011ca51" officeooo:paragraph-rsid="0011ca5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ca51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1ca51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2pt" fo:font-style="normal" fo:font-weight="normal" officeooo:rsid="00119c42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148faf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bold" officeooo:rsid="00119c42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fo:font-weight="bold" officeooo:rsid="00148faf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style:font-size-asian="10.5pt" style:font-style-asian="normal" style:font-size-complex="12pt" style:font-style-complex="normal"/>
    </style:style>
    <style:style style:name="T12" style:family="text">
      <style:text-properties fo:font-size="12pt" fo:font-style="italic" style:font-size-asian="10.5pt" style:font-style-asian="italic" style:font-size-complex="12pt" style:font-style-complex="italic"/>
    </style:style>
    <style:style style:name="T13" style:family="text">
      <style:text-properties fo:font-size="12pt" fo:font-style="italic" fo:font-weight="normal" officeooo:rsid="00148faf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officeooo:rsid="00148faf"/>
    </style:style>
    <style:style style:name="T15" style:family="text">
      <style:text-properties officeooo:rsid="00166cf4"/>
    </style:style>
    <style:style style:name="T16" style:family="text">
      <style:text-properties fo:font-size="16pt" fo:font-weight="bold" officeooo:rsid="0010943f" style:font-size-asian="14pt" style:font-weight-asian="bold" style:font-size-complex="16pt" style:font-weight-complex="bold"/>
    </style:style>
    <style:style style:name="T17" style:family="text">
      <style:text-properties fo:font-size="16pt" fo:font-weight="bold" officeooo:rsid="00166cf4" style:font-size-asian="14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6">Javascript</text:span><text:span text:style-name="T17"> Comparisons</text:span></text:p>
      <text:p text:style-name="P1"/>
      <text:p text:style-name="P2">Comparisons</text:p>
      <text:list xml:id="list3882559354" text:style-name="L1">
        <text:list-item>
          <text:p text:style-name="P3">All comparison operators return a boolean value:</text:p>
          <text:list>
            <text:list-item>
              <text:p text:style-name="P3">true - means 'yes' or 'correct</text:p>
            </text:list-item>
            <text:list-item>
              <text:p text:style-name="P3">false - means 'no' or 'wrong'</text:p>
            </text:list-item>
          </text:list>
        </text:list-item>
        <text:list-item>
          <text:p text:style-name="P3">A comparison result can be assigned to a variable.</text:p>
          <text:list>
            <text:list-item>
              <text:p text:style-name="P3">ex. <text:span text:style-name="T1">let result = 5 &gt;4; | </text:span><text:span text:style-name="T4">result = true;</text:span></text:p>
            </text:list-item>
          </text:list>
        </text:list-item>
        <text:list-item>
          <text:p text:style-name="P6"><text:span text:style-name="T4">Treat any comparison with </text:span><text:span text:style-name="T1">undefined/null</text:span><text:span text:style-name="T4"> except the strict equality === with care.</text:span></text:p>
        </text:list-item>
        <text:list-item>
          <text:p text:style-name="P23"><text:span text:style-name="T8">Avoid using comparisons &lt; </text:span><text:span text:style-name="T10">&lt; &lt;= &gt; &gt;= </text:span><text:span text:style-name="T8">&gt; with a variable that may be </text:span><text:span text:style-name="T13">null/undefined</text:span><text:span text:style-name="T8">.</text:span></text:p>
        </text:list-item>
      </text:list>
      <text:p text:style-name="P4"><text:span text:style-name="T4"/></text:p>
      <text:p text:style-name="P4"><text:span text:style-name="T4"><text:tab/></text:span><text:span text:style-name="T6">String Comparisons</text:span></text:p>
      <text:list xml:id="list3961698673" text:style-name="L2">
        <text:list-item>
          <text:p text:style-name="P5"><text:span text:style-name="T4">When comparing strings, javascript uses the 'lexicographical' order where strings are compared letter-by-letter.</text:span></text:p>
          <text:list>
            <text:list-item>
              <text:p text:style-name="P5"><text:span text:style-name="T4">ex. </text:span><text:span text:style-name="T1">alert('Z' &gt; 'A'); | true || alert('Glow' &lt; 'Glee') | false || alert('Bee' &gt; 'Be'); | true</text:span></text:p>
            </text:list-item>
          </text:list>
        </text:list-item>
        <text:list-item>
          <text:p text:style-name="P7">The algorithm is as follows:</text:p>
          <text:list>
            <text:list-item>
              <text:p text:style-name="P7">Compare the first character of both strings.</text:p>
            </text:list-item>
            <text:list-item>
              <text:p text:style-name="P7">If the first character is greater (or less) than the other string, then the first string is greater (or less) than the second.</text:p>
            </text:list-item>
            <text:list-item>
              <text:p text:style-name="P7">Otherwise, move on to the next character and repeat.</text:p>
            </text:list-item>
            <text:list-item>
              <text:p text:style-name="P7">lexicographical order: it follows the unicode value for each character.</text:p>
              <text:p text:style-name="P7"/>
            </text:list-item>
          </text:list>
        </text:list-item>
      </text:list>
      <text:p text:style-name="P22"><text:span text:style-name="T7"><text:tab/></text:span><text:span text:style-name="T9">Comparisons of Different Types</text:span></text:p>
      <text:list xml:id="list1286495173" text:style-name="L3">
        <text:list-item>
          <text:p text:style-name="P24"><text:span text:style-name="T11">When comparing values of different types, javascript converts the values to numbers.</text:span></text:p>
          <text:list>
            <text:list-item>
              <text:p text:style-name="P24"><text:span text:style-name="T11">ex. </text:span><text:span text:style-name="T12">alert( '2' &gt; 1); | </text:span><text:span text:style-name="T11">true - string '2' becomes 2 and is then compared</text:span></text:p>
            </text:list-item>
          </text:list>
        </text:list-item>
        <text:list-item>
          <text:p text:style-name="P24"><text:span text:style-name="T11">For boolean values, </text:span><text:span text:style-name="T12">true</text:span><text:span text:style-name="T11"> becomes 1 and </text:span><text:span text:style-name="T12">false </text:span><text:span text:style-name="T11">becomes 0.</text:span></text:p>
          <text:list>
            <text:list-item>
              <text:p text:style-name="P24"><text:span text:style-name="T11">ex. </text:span><text:span text:style-name="T12">alert( true == 1); | </text:span><text:span text:style-name="T11">true</text:span></text:p>
            </text:list-item>
          </text:list>
        </text:list-item>
      </text:list>
      <text:p text:style-name="P25"><text:span text:style-name="T11"/></text:p>
      <text:p text:style-name="P13"><text:tab/>Strict Equality</text:p>
      <text:list xml:id="list2614219253" text:style-name="L4">
        <text:list-item>
          <text:p text:style-name="P27">A regular equality check &lt; == &gt; cannot differentiate between <text:span text:style-name="T1">0</text:span><text:span text:style-name="T2"> </text:span><text:span text:style-name="T5">and </text:span><text:span text:style-name="T2">false</text:span><text:span text:style-name="T5">.</text:span></text:p>
          <text:list>
            <text:list-item>
              <text:p text:style-name="P28"><text:span text:style-name="T4">This is because different types are converted to numbers by the equality operator and then compared. As a result, an empty string will become 0 and becomes false.</text:span></text:p>
            </text:list-item>
          </text:list>
        </text:list-item>
        <text:list-item>
          <text:p text:style-name="P28"><text:span text:style-name="T4">A strict equality check &lt; === &gt; checks the equality without type conversion.</text:span></text:p>
          <text:list>
            <text:list-item>
              <text:p text:style-name="P28"><text:span text:style-name="T4">If </text:span><text:span text:style-name="T1">a</text:span><text:span text:style-name="T4"> and </text:span><text:span text:style-name="T1">b</text:span><text:span text:style-name="T4"> are different types, then </text:span><text:span text:style-name="T1">a</text:span><text:span text:style-name="T4"> === </text:span><text:span text:style-name="T1">b </text:span><text:span text:style-name="T4">will immediately return false without converting.</text:span></text:p>
            </text:list-item>
          </text:list>
        </text:list-item>
        <text:list-item>
          <text:p text:style-name="P28"><text:span text:style-name="T4">There is a strict non-equality operator &lt; !== &gt; which is analogous to &lt; != &gt;.</text:span></text:p>
          <text:p text:style-name="P28"><text:span text:style-name="T4"/></text:p>
        </text:list-item>
      </text:list>
      <text:p text:style-name="P13"><text:tab/>Comparison with <text:span text:style-name="T1">null </text:span>and <text:span text:style-name="T1">undefined</text:span></text:p>
      <text:list xml:id="list3602334993" text:style-name="L5">
        <text:list-item>
          <text:p text:style-name="P8">Comparing <text:span text:style-name="T1">null </text:span>and <text:span text:style-name="T1">undefined</text:span> will produce non-intuitive behavior.</text:p>
          <text:list>
            <text:list-item>
              <text:p text:style-name="P8">For a strict equality check &lt; === &gt;:</text:p>
              <text:list>
                <text:list-item>
                  <text:p text:style-name="P14">ex. alert (null === undefined); | false</text:p>
                </text:list-item>
                <text:list-item>
                  <text:p text:style-name="P8">These two values are different because they are different types.</text:p>
                </text:list-item>
              </text:list>
            </text:list-item>
            <text:list-item>
              <text:p text:style-name="P8">For a non-strict check &lt; == &gt;:</text:p>
              <text:list>
                <text:list-item>
                  <text:p text:style-name="P14">ex. alert(null == undefined); | true</text:p>
                </text:list-item>
                <text:list-item>
                  <text:p text:style-name="P9">This is a special case, they will equal each other with &lt; == &gt;, but not any other value.</text:p>
                </text:list-item>
              </text:list>
            </text:list-item>
            <text:list-item>
              <text:p text:style-name="P9">For maths and other comparisons &lt; <text:span text:style-name="T3">&lt; &gt; &lt;= &gt;= </text:span>&gt;:</text:p>
              <text:list>
                <text:list-item>
                  <text:p text:style-name="P15">null/undefined<text:span text:style-name="T4"> are converted to numbers:</text:span></text:p>
                  <text:list>
                    <text:list-item>
                      <text:p text:style-name="P15"><text:soft-page-break/>null<text:span text:style-name="T4"> becomes </text:span>0.</text:p>
                    </text:list-item>
                    <text:list-item>
                      <text:p text:style-name="P15">undefined<text:span text:style-name="T4"> becomes </text:span>NaN.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tab/><text:span text:style-name="T6">Strange result: </text:span><text:span text:style-name="T3">null </text:span><text:span text:style-name="T6">vs </text:span><text:span text:style-name="T3">0</text:span></text:p>
      <text:list xml:id="list800498307" text:style-name="L7">
        <text:list-item>
          <text:p text:style-name="P10">Cases:</text:p>
          <text:list>
            <text:list-item>
              <text:p text:style-name="P18">alert(null &gt; 0); | false</text:p>
            </text:list-item>
            <text:list-item>
              <text:p text:style-name="P18">alert (null == 0); | false</text:p>
            </text:list-item>
            <text:list-item>
              <text:p text:style-name="P18">alert(null &gt;= 0); | true</text:p>
              <text:p text:style-name="P18"/>
            </text:list-item>
          </text:list>
        </text:list-item>
      </text:list>
      <text:list xml:id="list2093164409" text:style-name="L6">
        <text:list-item>
          <text:p text:style-name="P17"><text:span text:style-name="T4">Comparisons and equality checks work differently. Comparisons convert </text:span>null<text:span text:style-name="T4"> to a number, which treat </text:span>null<text:span text:style-name="T4"> as 0.</text:span></text:p>
          <text:list>
            <text:list-item>
              <text:p text:style-name="P17"><text:span text:style-name="T4">As a result, the third case (null &gt;= 0) is true.</text:span></text:p>
            </text:list-item>
          </text:list>
        </text:list-item>
        <text:list-item>
          <text:p text:style-name="P19"><text:span text:style-name="T4">Equality checks do not convert, therefore </text:span>null<text:span text:style-name="T4"> is not 0.</text:span></text:p>
        </text:list-item>
      </text:list>
      <text:p text:style-name="P20"><text:span text:style-name="T4"/></text:p>
      <text:p text:style-name="P20"><text:span text:style-name="T4"><text:tab/></text:span><text:span text:style-name="T6">Incomparable undefined</text:span></text:p>
      <text:list xml:id="list1932103995" text:style-name="L8">
        <text:list-item>
          <text:p text:style-name="P21"><text:span text:style-name="T4">The value undefined </text:span><text:span text:style-name="T6">should not</text:span><text:span text:style-name="T4"> be compared to other values.</text:span></text:p>
          <text:list>
            <text:list-item>
              <text:p text:style-name="P21"><text:span text:style-name="T4">For comparisons, undefined will be converted to </text:span>NaN.</text:p>
              <text:list>
                <text:list-item>
                  <text:p text:style-name="P11">NaN<text:span text:style-name="T1"> </text:span>returns false for all comparisons.</text:p>
                </text:list-item>
              </text:list>
            </text:list-item>
            <text:list-item>
              <text:p text:style-name="P11">For equality check, undefined only equals <text:span text:style-name="T1">null</text:span> and no other values.</text:p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56" meta:word-count="531" meta:character-count="2828" meta:non-whitespace-character-count="2392"/>
  </office:meta>
</office:document-meta>
</file>